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63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63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63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4-10-14" calcext:value-type="date">
            <text:p>14/10/2024</text:p>
          </table:table-cell>
          <table:table-cell table:style-name="ce34" office:value-type="string" calcext:value-type="string">
            <text:p>Abertura</text:p>
          </table:table-cell>
          <table:table-cell table:style-name="ce38" office:value-type="float" office:value="600" calcext:value-type="float">
            <text:p>6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00" calcext:value-type="float">
            <text:p>600,00</text:p>
          </table:table-cell>
          <table:table-cell table:style-name="ce29" office:value-type="date" office:date-value="2025-01-09" calcext:value-type="date">
            <text:p>09/01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0-14" calcext:value-type="date">
            <text:p>14/10/2024</text:p>
          </table:table-cell>
          <table:table-cell table:style-name="ce34" office:value-type="string" calcext:value-type="string">
            <text:p>Taxas</text:p>
          </table:table-cell>
          <table:table-cell table:style-name="ce38" office:value-type="float" office:value="209" calcext:value-type="float">
            <text:p>209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209" calcext:value-type="float">
            <text:p>209,00</text:p>
          </table:table-cell>
          <table:table-cell table:style-name="ce29" office:value-type="date" office:date-value="2025-01-09" calcext:value-type="date">
            <text:p>09/01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Mens. 01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2-11" calcext:value-type="date">
            <text:p>11/02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Mens. 02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4-07" calcext:value-type="date">
            <text:p>07/04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4-07" calcext:value-type="date">
            <text:p>07/04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5-08" calcext:value-type="date">
            <text:p>08/05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7-08" calcext:value-type="date">
            <text:p>08/07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9])" office:value-type="float" office:value="0" calcext:value-type="float">
            <text:p>-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</number:text>
      <number:number number:decimal-places="0" number:min-decimal-places="0" number:min-integer-digits="1" number:grouping="true"/>
    </number:number-style>
    <number:number-style style:name="N11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1">
      <number:text>R$-""""""""""""""""</number:text>
      <style:map style:condition="value()&gt;0" style:apply-style-name="N111P0"/>
      <style:map style:condition="value()&lt;0" style:apply-style-name="N111P1"/>
    </number:number-style>
    <number:number-style style:name="N113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3">
      <number:text>(</number:text>
      <number:currency-symbol/>
      <number:text>\,)</number:text>
      <style:map style:condition="value()&gt;=0" style:apply-style-name="N113P0"/>
    </number:currency-style>
    <number:number-style style:name="N115P0" style:volatile="true">
      <number:text>R$""""""""""""""""</number:text>
      <number:number number:decimal-places="2" number:min-decimal-places="2" number:min-integer-digits="1" number:grouping="true"/>
    </number:number-style>
    <number:number-style style:name="N11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R$"</number:text>
      <number:number number:decimal-places="0" number:min-decimal-places="0" number:min-integer-digits="0"/>
      <number:text>"</number:text>
    </number:number-style>
    <number:currency-style style:name="N11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7P0"/>
    </number:currency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0">
      <number:text>- 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 DM""""""""""""""""""""""""""""""""""""""""""""""""""</number:text>
      <style:map style:condition="value()&gt;0" style:apply-style-name="N134P0"/>
      <style:map style:condition="value()&lt;0" style:apply-style-name="N134P1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time-style style:name="N140">
      <number:hours/>
      <number:text>:</number:text>
      <number:minutes number:style="long"/>
      <number:text> </number:text>
      <number:am-pm/>
    </number:time-style>
    <number:date-style style:name="N141">
      <number:month number:textual="true"/>
      <number:text> </number:text>
      <number:year/>
    </number:date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 number:style="long"/>
      <number:text>. </number:text>
      <number:month number:textual="true"/>
      <number:text> </number:text>
      <number:year/>
    </number:date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text>R$""""""""""""""""""""""""""""""""""""""""""""""""""</number:text>
    </number:number-style>
    <number:number-style style:name="N156">
      <number:text>(R$""""""""""""""""""""""""""""""""""""""""""""""""""</number:text>
      <style:map style:condition="value()&gt;=0" style:apply-style-name="N156P0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date-style style:name="N164">
      <number:month number:style="long"/>
      <number:text>/</number:text>
      <number:year number:style="long"/>
    </number:date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6">
      <number:text>R$-""""""""""""""""""""""""""""""""</number:text>
      <number:number number:decimal-places="0" number:min-decimal-places="0" number:min-integer-digits="0"/>
      <style:map style:condition="value()&gt;0" style:apply-style-name="N166P0"/>
      <style:map style:condition="value()&lt;0" style:apply-style-name="N166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10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48:09.426000000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7-14">00/00/0000</text:date></text:span><text:span text:style-name="MT6"><text:s/>- </text:span><text:span text:style-name="MT6"><text:time style:data-style-name="N2" text:time-value="17:48:09.442000000">00:00:00</text:time></text:span><text:span text:style-name="MT6"><text:s/></text:span></text:p>
        </style:region-center>
        <style:region-right>
          <text:p><text:span text:style-name="MT3">Silva e Targa Restaurante Ltda.</text:span></text:p>
          <text:p><text:span text:style-name="MT6">(15) 3241-2145</text:span></text:p>
          <text:p><text:span text:style-name="MT6">E-mail: leiliane.odonto@hot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ilva e Targa Restaurante Ltda.</text:span></text:p>
          <text:p><text:span text:style-name="MT9">(15) 3241-2145 - leiliane.odonto@hotmail.com</text:span><text:span text:style-name="MT10"> - Página </text:span><text:span text:style-name="MT10"><text:page-number>1</text:page-number></text:span><text:span text:style-name="MT10"><text:s/>de </text:span><text:span text:style-name="MT10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48:09.4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7-14T17:48:54.035000000</dc:date>
    <dc:language>pt-PT</dc:language>
    <meta:editing-cycles>646</meta:editing-cycles>
    <meta:editing-duration>P3DT14H33M41S</meta:editing-duration>
    <meta:print-date>2022-12-01T16:36:33.088000000</meta:print-date>
    <meta:document-statistic meta:table-count="1" meta:cell-count="66" meta:object-count="0"/>
    <meta:user-defined meta:name="Info 0"/>
    <meta:user-defined meta:name="Info 1"/>
    <meta:user-defined meta:name="Info 2"/>
    <meta:user-defined meta:name="Info 3"/>
  </office:meta>
</office:document-meta>
</file>